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icrosoft JhengHei" svg:font-family="'Microsoft JhengHe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27.8pt"/>
    </style:style>
    <style:style style:name="co3" style:family="table-column">
      <style:table-column-properties fo:break-before="auto" style:column-width="405.6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icrosoft JhengHei" fo:font-size="12pt" fo:font-style="normal" fo:text-shadow="none" style:text-underline-style="none" fo:font-weight="normal" style:font-size-asian="12pt" style:font-style-asian="normal" style:font-weight-asian="normal" style:font-name-complex="Microsoft JhengHei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icrosoft JhengHei" fo:font-size="12pt" fo:font-style="normal" fo:text-shadow="none" style:text-underline-style="none" fo:font-weight="normal" style:font-size-asian="12pt" style:font-style-asian="normal" style:font-weight-asian="normal" style:font-name-complex="Microsoft JhengHei" style:font-size-complex="12pt" style:font-style-complex="normal" style:font-weight-complex="normal"/>
    </style:style>
    <style:style style:name="ce3" style:family="table-cell" style:parent-style-name="Default">
      <style:table-cell-properties fo:background-color="#f7f7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74151" style:text-outline="false" style:text-line-through-style="none" style:text-line-through-type="none" style:font-name="Microsoft JhengHei" fo:font-size="12pt" fo:font-style="normal" fo:text-shadow="none" style:text-underline-style="none" fo:font-weight="normal" style:font-size-asian="12pt" style:font-style-asian="normal" style:font-weight-asian="normal" style:font-name-complex="Microsoft JhengHei" style:font-size-complex="12pt" style:font-style-complex="normal" style:font-weight-complex="normal"/>
    </style:style>
    <style:style style:name="ce4" style:family="table-cell" style:parent-style-name="Default">
      <style:table-cell-properties fo:background-color="#f7f7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74151" style:text-outline="false" style:text-line-through-style="none" style:text-line-through-type="none" style:font-name="Microsoft JhengHei" fo:font-size="12pt" fo:font-style="normal" fo:text-shadow="none" style:text-underline-style="none" fo:font-weight="normal" style:font-size-asian="12pt" style:font-style-asian="normal" style:font-weight-asian="normal" style:font-name-complex="Microsoft JhengHe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 table:number-rows-repeated="5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創造City類，包含性質：名稱、坐標和住宿費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定義City類的calculate_discounted_cost方法，用於計算折扣後的住宿費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定義find_cheapest_travel_plan函數，接受起始城市和城市列表表作參數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初期化當前城市為起點城市，並創建一個旅行計劃列表，並將起點城市添加到列表中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當旅行計劃列表長度小於城市列表長度時，執行以下步驟：</text:p>
          </table:table-cell>
          <table:table-cell table:style-name="ce4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 office:value-type="string" calcext:value-type="string">
            <text:p><text:s text:c="8"/>(1)取得剝離餘城市列表，即在城市列表中排除已在旅行計劃列表中的城市。</text:p>
          </table:table-cell>
          <table:table-cell table:style-name="ce4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 office:value-type="string" calcext:value-type="string">
            <text:p><text:s text:c="8"/>(2)根據當前城市與托餘城市列表中的城市之間的距離，選擇距離最短的下一個城市。</text:p>
          </table:table-cell>
          <table:table-cell table:style-name="ce4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 office:value-type="string" calcext:value-type="string">
            <text:p><text:s text:c="8"/>(3)計算當前一個城市與下一個城市之間的旅行距離。</text:p>
          </table:table-cell>
          <table:table-cell table:style-name="ce4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 office:value-type="string" calcext:value-type="string">
            <text:p><text:s text:c="8"/>(4)根據當前城市和下一個城市的關係計算下一個城市的住宿費。</text:p>
          </table:table-cell>
          <table:table-cell table:style-name="ce4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 office:value-type="string" calcext:value-type="string">
            <text:p><text:s text:c="8"/>(5)根據旅行距離和每公里100元的油費計算旅行費用。</text:p>
          </table:table-cell>
          <table:table-cell table:style-name="ce4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 office:value-type="string" calcext:value-type="string">
            <text:p><text:s text:c="8"/>(6)將旅行花費和住宿費用累加到總花費中。</text:p>
          </table:table-cell>
          <table:table-cell table:style-name="ce4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 office:value-type="string" calcext:value-type="string">
            <text:p><text:s text:c="8"/>(7)將下一個城市添加到旅行計劃列表中。</text:p>
          </table:table-cell>
          <table:table-cell table:style-name="ce4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將下一個城市設置為當前城市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創造各個城市的實例對象，並指定開始城市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調用find_cheapest_travel_plan函數，獲得最方便的旅行方案和總費用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打印旅行計劃和總花費。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978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icrosoft JhengHei" svg:font-family="'Microsoft JhengHe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" meta:object-count="0"/>
    <meta:generator>LibreOfficeDev/6.0.5.2$Linux_X86_64 LibreOffice_project/</meta:generator>
  </office:meta>
</office:document-meta>
</file>